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5.2043in"/>
        </style:tab-stops>
      </style:paragraph-properties>
    </style:style>
    <style:style style:name="P2" style:family="paragraph" style:parent-style-name="Standard">
      <style:paragraph-properties>
        <style:tab-stops>
          <style:tab-stop style:position="5.2043in"/>
        </style:tab-stops>
      </style:paragraph-properties>
    </style:style>
    <style:style style:name="T1" style:family="text">
      <style:text-properties officeooo:rsid="0004e8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hoy me imagino cómo vivo en Longo May. Vivo con Adam, Pedrona y Carlos. Pedro es mi madre anfitriona. Ella es muy bonita y tiene seisenta y nueve años. Carlos trabaja en el cañal. Tiene un gato y un perro. El gato se llama "Mischt", el perro se llama "Zeus". El gato está en los ojos ciegos. También tiene un caballo. Aquí está la sala de estar. Aquí también se come. Aquí están Carlos y Pedrona. la Iskjerda es la habitación donde Adam y yo dormimos. La derecha es el baño. Recta es la cocina y la cámara de almacenamiento. Detrás de eso los pollos viven. Tenemos cinco pollos. La piña y los plátanos crecen en el hardín. <text:span text:style-name="T1">Eso fue todo lo que tengo que contar con mi familia anfitriona.</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09:11:26.893285119</meta:creation-date>
    <dc:date>2022-02-16T09:38:46.366466474</dc:date>
    <meta:editing-duration>PT6M58S</meta:editing-duration>
    <meta:editing-cycles>3</meta:editing-cycles>
    <meta:generator>LibreOffice/6.4.7.2$Linux_X86_64 LibreOffice_project/40$Build-2</meta:generator>
    <meta:document-statistic meta:table-count="0" meta:image-count="0" meta:object-count="0" meta:page-count="1" meta:paragraph-count="1" meta:word-count="131" meta:character-count="692" meta:non-whitespace-character-count="562"/>
  </office:meta>
</office:document-meta>
</file>